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border="0.06pt solid #000000"/>
    </style:style>
    <style:style style:name="ce3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Activity Name </text:p>
          </table:table-cell>
          <table:table-cell table:style-name="ce3" office:value-type="date" office:date-value="2013-02-02">
            <text:p>02/02/13</text:p>
          </table:table-cell>
          <table:table-cell table:style-name="ce4" office:value-type="date" office:date-value="2013-03-02">
            <text:p>03/02/13</text:p>
          </table:table-cell>
          <table:table-cell table:style-name="ce3" office:value-type="date" office:date-value="2014-04-02">
            <text:p>04/02/14</text:p>
          </table:table-cell>
          <table:table-cell table:style-name="ce3" office:value-type="date" office:date-value="2014-05-02">
            <text:p>05/02/14</text:p>
          </table:table-cell>
          <table:table-cell table:style-name="ce3" office:value-type="date" office:date-value="2014-06-02">
            <text:p>06/02/14</text:p>
          </table:table-cell>
          <table:table-cell table:style-name="ce3" office:value-type="date" office:date-value="2014-07-02">
            <text:p>07/02/14</text:p>
          </table:table-cell>
          <table:table-cell table:style-name="ce3" office:value-type="date" office:date-value="2014-08-02">
            <text:p>08/02/14</text:p>
          </table:table-cell>
          <table:table-cell table:style-name="ce3" office:value-type="date" office:date-value="2014-09-02">
            <text:p>09/02/14</text:p>
          </table:table-cell>
        </table:table-row>
        <table:table-row table:style-name="ro1">
          <table:table-cell office:value-type="string">
            <text:p>Mini Proj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y Friend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eeting.Group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eeting.TA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eeting.Professor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seCase.Design 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seCase.Coding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seCase.Review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seCase.UnitTesting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seCase.IntegrationTesting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thers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table:style-name="ce2" office:value-type="string">
            <text:p>Total Effort in Hrs</text:p>
          </table:table-cell>
          <table:table-cell table:formula="of:=SUM([.B2:.B12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 style:data-style-name="N2" text:time-value="0000-00-00T13:06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9T12:35:13</meta:creation-date>
    <dc:date>2013-02-09T13:06:50</dc:date>
    <meta:editing-duration>PT20M42S</meta:editing-duration>
    <meta:editing-cycles>4</meta:editing-cycles>
    <meta:generator>LibreOffice/3.6$Linux_x86 LibreOffice_project/360m1$Build-2</meta:generator>
    <meta:document-statistic meta:table-count="1" meta:cell-count="106" meta:object-count="0"/>
  </office:meta>
</office:document-meta>
</file>